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2.1179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BANECUADOR B.P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916666666667in" svg:y="0.09375in" svg:width="1.5in" svg:height="0.82291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_06_2021_v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916666666667in" svg:y="0.29166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BANEC_ColocacionSegmento_2021Octubre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916666666667in" svg:y="0.510416666666667in" svg:width="1.5in" svg:height="0.82291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Colocación por segmento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916666666667in" svg:y="0.71875in" svg:width="1.5in" svg:height="0.82291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 la colocación por segmento desde mayo 2016 hasta octubre 2021<text:s/>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egmento</text:p>
          </table:table-cell>
          <table:table-cell office:value-type="string" table:style-name="ce3">
            <text:p>Se refiere al tipo de cartera que maneja la institución esta es comercial, consumo y Microcrédito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Monto Entregado<text:s/></text:p>
          </table:table-cell>
          <table:table-cell office:value-type="string" table:style-name="ce3">
            <text:p>Valor total de créditos entregados por segmento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Numero de operaciones<text:s/></text:p>
          </table:table-cell>
          <table:table-cell office:value-type="string" table:style-name="ce3">
            <text:p>Número de operaciones realizadas por segmento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Numero de Cliente.</text:p>
          </table:table-cell>
          <table:table-cell office:value-type="string" table:style-name="ce3">
            <text:p>Número de clientes beneficiados por crédito.</text:p>
          </table:table-cell>
          <table:table-cell table:number-columns-repeated="16382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rrera Rosales Geovanna Pamela</dc:creator>
    <meta:creation-date>2020-12-02T16:57:00Z</meta:creation-date>
    <dc:date>2021-12-08T20:54:13Z</dc:date>
  </office:meta>
</office:document-meta>
</file>